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1876"/>
    </style:style>
    <style:style style:name="P2" style:family="paragraph" style:parent-style-name="Standard" style:list-style-name="L1">
      <style:text-properties officeooo:paragraph-rsid="00124870"/>
    </style:style>
    <style:style style:name="P3" style:family="paragraph" style:parent-style-name="Standard" style:list-style-name="L1">
      <style:text-properties officeooo:rsid="00121876" officeooo:paragraph-rsid="00121876"/>
    </style:style>
    <style:style style:name="P4" style:family="paragraph" style:parent-style-name="Standard" style:list-style-name="L2">
      <style:text-properties officeooo:rsid="00124870" officeooo:paragraph-rsid="00124870"/>
    </style:style>
    <style:style style:name="P5" style:family="paragraph" style:parent-style-name="Standard" style:list-style-name="L3">
      <style:text-properties officeooo:rsid="00124870" officeooo:paragraph-rsid="00124870"/>
    </style:style>
    <style:style style:name="P6" style:family="paragraph" style:parent-style-name="Standard" style:list-style-name="L4">
      <style:text-properties officeooo:rsid="00124870" officeooo:paragraph-rsid="00124870"/>
    </style:style>
    <style:style style:name="P7" style:family="paragraph" style:parent-style-name="Standard" style:list-style-name="L3">
      <style:text-properties officeooo:paragraph-rsid="00124870"/>
    </style:style>
    <style:style style:name="P8" style:family="paragraph" style:parent-style-name="Standard" style:list-style-name="L4">
      <style:text-properties officeooo:paragraph-rsid="00124870"/>
    </style:style>
    <style:style style:name="T1" style:family="text">
      <style:text-properties officeooo:rsid="00121876"/>
    </style:style>
    <style:style style:name="T2" style:family="text">
      <style:text-properties officeooo:rsid="001248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vaSeq</text:h>
      <text:list xml:id="list2186968684" text:style-name="L1">
        <text:list-item>
          <text:p text:style-name="P1"><text:span text:style-name="T1">использует патентованную технологию проточных ячеек (flow cell) и двухканальную химию</text:span></text:p>
        </text:list-item>
        <text:list-item>
          <text:p text:style-name="P1"><text:span text:style-name="T1">позволяет пролучать от 167 миллиардов до 6 триллионов прочитанных пар нуклеотидов на одной проточной ячейке (в сравнение с HiSeq2000 – 200 гигабаз, HiSeqX – 1.6 терабаз</text:span><text:span text:style-name="T2">)</text:span></text:p>
        </text:list-item>
        <text:list-item>
          <text:p text:style-name="P3">используется технология cartridge based free agent delivery system (аналогично MiniSeq, MiSeq, NextSeq)</text:p>
        </text:list-item>
        <text:list-item>
          <text:p text:style-name="P3">по габаритам меньше, чем HighSeq</text:p>
        </text:list-item>
        <text:list-item>
          <text:p text:style-name="P2"><text:span text:style-name="T1">картриджи </text:span><text:span text:style-name="T2">(все картиджи содержат RF ID чип)</text:span><text:span text:style-name="T1">: </text:span></text:p>
        </text:list-item>
      </text:list>
      <text:list xml:id="list418969240" text:style-name="L2">
        <text:list-item>
          <text:list>
            <text:list-item>
              <text:p text:style-name="P4">Замороженные реагенты -- <text:s/>доставляется в сухом льду и хранится при -20C, перед использование должен быть разморожен в воде комнатной температуры за несколько часов до использования или помещен за ночь до использования в холодильник, в него помещается предпоготовленная библиотека для секвернирования</text:p>
            </text:list-item>
            <text:list-item>
              <text:p text:style-name="P4">Замороженные SPS реагенты -- <text:s/>хранится и используется аналогично первому</text:p>
            </text:list-item>
            <text:list-item>
              <text:p text:style-name="P4"><text:s/>SPS буфер -- доставляется и хранится при комнатной температуре, никаких дополнительных действий не требуется перед использованием не требуется</text:p>
            </text:list-item>
          </text:list>
        </text:list-item>
      </text:list>
      <text:list xml:id="list2379787803" text:style-name="L3">
        <text:list-item>
          <text:p text:style-name="P7"><text:span text:style-name="T2">библиотека для секвенирования должна быть не менее 200-300 пикомоль (чуть больше, чем для HighSeq)</text:span></text:p>
        </text:list-item>
        <text:list-item>
          <text:p text:style-name="P5">есть стороны A-B, каждая из которых может работать разном режиме (онлайн/оффлайн, полногеномное секвенирование/полноэкзомное секвенирование)</text:p>
        </text:list-item>
        <text:list-item>
          <text:p text:style-name="P7"><text:span text:style-name="T2">можно анализировать секвенированные данные с помощь BaseSpace Sequence Hub (мониторить процесс онлайн, использовать множество дступных приложений и получить доступ к данным предыдущих запусков)</text:span></text:p>
        </text:list-item>
        <text:list-item>
          <text:p text:style-name="P5">временные рамки работы:</text:p>
        </text:list-item>
      </text:list>
      <text:list xml:id="list2325550499" text:style-name="L4">
        <text:list-item>
          <text:list>
            <text:list-item>
              <text:p text:style-name="P6">для парноконцевых прочтений библиотеки длиной 150 пар нуклеотид на S2 flow cell займёт 40 часов</text:p>
            </text:list-item>
            <text:list-item>
              <text:p text:style-name="P8"><text:span text:style-name="T2">для парноконцевых прочтений библиотеки длиной </text:span>100 -- 29 часов</text:p>
            </text:list-item>
            <text:list-item>
              <text:p text:style-name="P6">для парноконцевых прочтений библиотеки длиной <text:s/>50 -- 19 часов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5:08:56.118651158</meta:creation-date>
    <dc:date>2022-10-05T15:31:18.839685814</dc:date>
    <meta:editing-duration>PT38S</meta:editing-duration>
    <meta:editing-cycles>1</meta:editing-cycles>
    <meta:document-statistic meta:table-count="0" meta:image-count="0" meta:object-count="0" meta:page-count="1" meta:paragraph-count="16" meta:word-count="228" meta:character-count="1647" meta:non-whitespace-character-count="1443"/>
    <meta:generator>LibreOffice/6.4.7.2$Linux_X86_64 LibreOffice_project/40$Build-2</meta:generator>
  </office:meta>
</office:document-meta>
</file>